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179.21pt"/>
    </style:style>
    <style:style style:name="co3" style:family="table-column">
      <style:table-column-properties fo:break-before="auto" style:column-width="64.46pt"/>
    </style:style>
    <style:style style:name="co4" style:family="table-column">
      <style:table-column-properties fo:break-before="auto" style:column-width="77.9pt"/>
    </style:style>
    <style:style style:name="co5" style:family="table-column">
      <style:table-column-properties fo:break-before="auto" style:column-width="89.15pt"/>
    </style:style>
    <style:style style:name="co6" style:family="table-column">
      <style:table-column-properties fo:break-before="auto" style:column-width="77.36pt"/>
    </style:style>
    <style:style style:name="co7" style:family="table-column">
      <style:table-column-properties fo:break-before="auto" style:column-width="68.46pt"/>
    </style:style>
    <style:style style:name="co8" style:family="table-column">
      <style:table-column-properties fo:break-before="auto" style:column-width="73.96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7.89pt" fo:break-before="auto" style:use-optimal-row-height="false"/>
    </style:style>
    <style:style style:name="ro6" style:family="table-row">
      <style:table-row-properties style:row-height="20.86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Calibri" fo:font-size="15pt" fo:font-weight="bold" style:font-name-asian="Droid Sans Fallback" style:font-size-asian="15pt" style:font-weight-asian="bold" style:font-name-complex="Calibri" style:font-size-complex="15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5">
      <style:table-cell-properties fo:background-color="#dddddd" style:text-align-source="fix" style:repeat-content="false" fo:border="0.06pt solid #000000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order="0.06pt solid #000000" style:vertical-align="middle"/>
    </style:style>
    <style:style style:name="ce15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-asian="Droid Sans Fallback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9" table:number-rows-spanned="1">
            <text:p>RESUMEN DE VENTAS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2"/>
          <table:table-cell/>
          <table:table-cell table:style-name="ce11" office:value-type="string" calcext:value-type="string">
            <text:p>Desde: </text:p>
          </table:table-cell>
          <table:table-cell table:style-name="ce16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8"/>
          <table:table-cell table:style-name="ce11" office:value-type="string" calcext:value-type="string">
            <text:p>Hasta: </text:p>
          </table:table-cell>
          <table:table-cell table:style-name="ce1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1" table:number-rows-spanned="2">
            <text:p>PRODUCTO</text:p>
          </table:table-cell>
          <table:table-cell table:style-name="ce9" office:value-type="string" calcext:value-type="string" table:number-columns-spanned="1" table:number-rows-spanned="2">
            <text:p> CANT</text:p>
            <text:p>(Pollos)</text:p>
          </table:table-cell>
          <table:table-cell table:style-name="ce17" office:value-type="string" calcext:value-type="string" table:number-columns-spanned="1" table:number-rows-spanned="2">
            <text:p><text:span text:style-name="T1">CANT</text:span></text:p>
            <text:p><text:span text:style-name="T1">(Kg)</text:span></text:p>
          </table:table-cell>
          <table:table-cell table:style-name="ce3" office:value-type="string" calcext:value-type="string" table:number-columns-spanned="3" table:number-rows-spanned="1">
            <text:p>DESCUENTOS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TOTALES</text:p>
          </table:table-cell>
          <table:covered-table-cell table:style-name="ce3"/>
          <table:table-cell table:style-name="ce17" office:value-type="string" calcext:value-type="string" table:number-columns-spanned="1" table:number-rows-spanned="2">
            <text:p>TOTAL </text:p>
            <text:p>(C x Cobrar)</text:p>
          </table:table-cell>
          <table:table-cell table:number-columns-repeated="1012"/>
        </table:table-row>
        <table:table-row table:style-name="ro4">
          <table:covered-table-cell table:number-columns-repeated="2" table:style-name="ce4"/>
          <table:covered-table-cell table:number-columns-repeated="2" table:style-name="ce12"/>
          <table:table-cell table:style-name="ce3" office:value-type="string" calcext:value-type="string">
            <text:p>MERMA(Kg)</text:p>
          </table:table-cell>
          <table:table-cell table:style-name="ce3" office:value-type="string" calcext:value-type="string">
            <text:p>MERMA(Bs)</text:p>
          </table:table-cell>
          <table:table-cell table:style-name="ce3" office:value-type="string" calcext:value-type="string">
            <text:p>DIF.EN</text:p>
            <text:p>P.U.</text:p>
          </table:table-cell>
          <table:table-cell table:style-name="ce3" office:value-type="string" calcext:value-type="string">
            <text:p>VENTAS(Bs)</text:p>
          </table:table-cell>
          <table:table-cell table:style-name="ce3" office:value-type="string" calcext:value-type="string">
            <text:p>DESC(Bs)</text:p>
          </table:table-cell>
          <table:covered-table-cell table:style-name="ce3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4"/>
          <table:covered-table-cell table:number-columns-repeated="5" table:style-name="ce3"/>
          <table:table-cell table:style-name="ce3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2" table:number-rows-spanned="1">
            <text:p><text:a xlink:href="python://market['name']%20or%20''" xlink:type="simple">market</text:a></text:p>
          </table:table-cell>
          <table:covered-table-cell table:style-name="ce10"/>
          <table:table-cell table:style-name="ce13" office:value-type="string" calcext:value-type="string">
            <text:p><text:a xlink:href="python://market['uos'] or 0" xlink:type="simple">total_uos</text:a></text:p>
          </table:table-cell>
          <table:table-cell table:style-name="ce13" office:value-type="string" calcext:value-type="string">
            <text:p><text:a xlink:href="python://market['uom'] or 0" xlink:type="simple">total_uom</text:a></text:p>
          </table:table-cell>
          <table:table-cell table:style-name="ce13" office:value-type="string" calcext:value-type="string">
            <text:p><text:a xlink:href="python://market['disc_kg'] or 0" xlink:type="simple">total_disc_kg</text:a></text:p>
          </table:table-cell>
          <table:table-cell table:style-name="ce13" office:value-type="string" calcext:value-type="string">
            <text:p><text:a xlink:href="python://market['disc_kg_amount'] or 0" xlink:type="simple">total_disc_kg_amount</text:a></text:p>
          </table:table-cell>
          <table:table-cell table:style-name="ce13" office:value-type="string" calcext:value-type="string">
            <text:p><text:a xlink:href="python://market['disc_percent_amount'] or 0" xlink:type="simple">total_disc_percent_amount</text:a></text:p>
          </table:table-cell>
          <table:table-cell table:style-name="ce13" office:value-type="string" calcext:value-type="string">
            <text:p><text:a xlink:href="python://market['amount']%20or%200" xlink:type="simple">total_amount</text:a></text:p>
          </table:table-cell>
          <table:table-cell table:style-name="ce13" office:value-type="string" calcext:value-type="string">
            <text:p><text:a xlink:href="python://market['discount']%20or%20''" xlink:type="simple">total_discount</text:a></text:p>
          </table:table-cell>
          <table:table-cell table:style-name="ce13" office:value-type="string" calcext:value-type="string">
            <text:p><text:a xlink:href="python:// market['amount'] - market['discount']" xlink:type="simple">total_payable</text:a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<text:a xlink:href="python://for%20each=%22line%20in%20get_detail(data['form'],market)%22" xlink:type="simple">get detail order</text:a></text:p>
          </table:table-cell>
          <table:table-cell table:style-name="ce7"/>
          <table:table-cell table:style-name="ce14" table:number-columns-repeated="7"/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line['no']" xlink:type="simple">No</text:a></text:p>
          </table:table-cell>
          <table:table-cell table:style-name="ce7" office:value-type="string" calcext:value-type="string">
            <text:p><text:a xlink:href="python://product(line['prod_id'])" xlink:type="simple">name</text:a></text:p>
          </table:table-cell>
          <table:table-cell table:style-name="ce15" office:value-type="string" calcext:value-type="string">
            <text:p><text:a xlink:href="python://line['uos']" xlink:type="simple">uos</text:a></text:p>
          </table:table-cell>
          <table:table-cell table:style-name="ce15" office:value-type="string" calcext:value-type="string">
            <text:p><text:a xlink:href="python://line['uom']" xlink:type="simple">uom</text:a></text:p>
          </table:table-cell>
          <table:table-cell table:style-name="ce15" office:value-type="string" calcext:value-type="string">
            <text:p><text:a xlink:href="python://line['disc_kg']" xlink:type="simple">disc_kg</text:a></text:p>
          </table:table-cell>
          <table:table-cell table:style-name="ce15" office:value-type="string" calcext:value-type="string">
            <text:p><text:a xlink:href="python://line['disc_kg_amount']" xlink:type="simple">disc_kg_amount</text:a></text:p>
          </table:table-cell>
          <table:table-cell table:style-name="ce15" office:value-type="string" calcext:value-type="string">
            <text:p><text:a xlink:href="python://line['disc_percent_amount']" xlink:type="simple">disc_percent_amount</text:a></text:p>
          </table:table-cell>
          <table:table-cell table:style-name="ce15" office:value-type="string" calcext:value-type="string">
            <text:p><text:a xlink:href="python://line['amount']" xlink:type="simple">amount</text:a></text:p>
          </table:table-cell>
          <table:table-cell table:style-name="ce15" office:value-type="string" calcext:value-type="string">
            <text:p><text:a xlink:href="python://line['disc_amount']" xlink:type="simple">disc_amount</text:a>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7"/>
          <table:table-cell table:style-name="ce14" table:number-columns-repeated="7"/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total%20in%20get_total(data['form'])%22" xlink:type="simple">get total</text:a></text:p>
          </table:table-cell>
          <table:covered-table-cell table:number-columns-repeated="7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7" table:number-rows-spanned="1">
            <text:p>Totales</text:p>
          </table:table-cell>
          <table:covered-table-cell table:number-columns-repeated="6" table:style-name="ce7"/>
          <table:table-cell table:style-name="ce13" office:value-type="string" calcext:value-type="string">
            <text:p><text:a xlink:href="python://total['amount']%20or%20''" xlink:type="simple">total_amount</text:a></text:p>
          </table:table-cell>
          <table:table-cell table:style-name="ce13" office:value-type="string" calcext:value-type="string">
            <text:p><text:a xlink:href="python://total['discount']%20or%20''" xlink:type="simple">total_discount</text:a></text:p>
          </table:table-cell>
          <table:table-cell table:style-name="ce13" office:value-type="string" calcext:value-type="string">
            <text:p><text:a xlink:href="python://total['amount'] - total['discount']" xlink:type="simple">total_amount</text:a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J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6.41pt" fo:margin-right="6.4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3:57:42.372436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6-08-07T14:20:45.010399492</dc:date>
    <meta:editing-duration>PT4H22M52S</meta:editing-duration>
    <meta:editing-cycles>96</meta:editing-cycles>
    <meta:generator>LibreOffice/4.4.6.3$Linux_X86_64 LibreOffice_project/40m0$Build-3</meta:generator>
    <meta:document-statistic meta:table-count="1" meta:cell-count="45" meta:object-count="0"/>
  </office:meta>
</office:document-meta>
</file>